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45cm" fo:margin-right="0cm" fo:text-indent="0cm" style:auto-text-indent="false"/>
    </style:style>
    <style:style style:name="P2" style:family="paragraph" style:parent-style-name="Standard" style:list-style-name="L1"/>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mension 0: Null, Identity, Existence, IS, and IS NOT</text:p>
      <text:p text:style-name="Standard"/>
      <text:p text:style-name="Standard">All four of these concepts are jumbled up into an incomprehensible pile of nothingness.</text:p>
      <text:p text:style-name="Standard"/>
      <text:p text:style-name="Standard">Most of use have heard and had to deal with the first two. <text:s/>The Null and NaN ones are probably more familiar concepts to computer software engineers because these concepts have special meaning for them. <text:s/>And, by the way, "NaN" is programmer's shorthand for "Not A Number". <text:s/></text:p>
      <text:p text:style-name="Standard"/>
      <text:p text:style-name="Standard">Nevertheless, you have to start somewhere, even if it's nowhere.</text:p>
      <text:p text:style-name="Standard"/>
      <text:p text:style-name="Standard">So, here we have it! <text:s/>A clumping together of basic concepts that are known to some as "fairly obvious" and to others as "total nonsense", but let's think about it for a little bit.</text:p>
      <text:p text:style-name="Standard"/>
      <text:p text:style-name="Standard">Do these concepts mean anything? <text:s/>Do they mean "nothing"? <text:s/>Does "mean" mean anything when it comes to them? <text:s/>At first thought, there isn't anything they "really" mean. <text:s/>But...</text:p>
      <text:p text:style-name="Standard"/>
      <text:p text:style-name="Standard">We can DO something with them if you ask some very basic questions like "Is Null Zero?", "Is Null Null?", is "Zero Infinity?", and so on.</text:p>
      <text:p text:style-name="Standard"/>
      <text:p text:style-name="Standard">That's the odd thing.thing about it. <text:s/>Here we have an odd collection of nothing and nothingness but we can DO something with them like ask questions about them. <text:s/>It can be quite unexpected when you think about it!</text:p>
      <text:p text:style-name="Standard"/>
      <text:p text:style-name="Standard">Out of this nothingness, comes something useful if we want to assert a few things... <text:s/>Null IS Null. <text:s/>Null IS NOT Zero. <text:s/>Zero IS Zero. <text:s/>Zero IS NOT Infinity, etc. <text:s/>The number 257 IS 257 and it is NOT Zero or Inifinity.</text:p>
      <text:p text:style-name="Standard"/>
      <text:p text:style-name="Standard">If you ask that last question about 257, Zero, and Inifinity to a random man on the street, you'll probably get the same answers.</text:p>
      <text:p text:style-name="Standard"/>
      <text:p text:style-name="Standard">Voila! <text:s/>Because we can ask and answer the simple question "Is this that", the concept of "Identity" is born! <text:s/>And, WE CAN TEST IT! <text:s/>And we're only in dimension Zero. <text:s/>Nothing physical, and no numbers anywhere to be seen. <text:s/>Nothing. <text:s/>But still we can start asking fundamental questions and <text:s/>get answers. <text:s/>Amazing!</text:p>
      <text:p text:style-name="Standard"/>
      <text:p text:style-name="P1">Sorry I slipped a couple of "actual numbers" in there. <text:s/>Both Zero and 257. <text:s/>But Zero is special and is different from the"other numbers". <text:s/>My apologies, but we wll be examining these "other numbers" in the next chapters.</text:p>
      <text:p text:style-name="P1"/>
      <text:p text:style-name="P1">Zero still belongs here in this dimension, but as a concept but not a number. <text:s/>That's why I use the name Zero here, instead of using the digit "0".</text:p>
      <text:p text:style-name="Standard"/>
      <text:p text:style-name="Standard">So we have no dimensions, no distances, no size, no anything, no nothing. <text:s/>Just Identity, the action of comparing Identity in this dimension with each other, and the possible answers of "Is" and "Is Not".</text:p>
      <text:p text:style-name="Standard"/>
      <text:p text:style-name="Standard">It is important to point out at this time that questions like "is Zero less than Null?" or "How big is Inifinity" don't have an meaning in this dimension. <text:s/>These comparitive concepts belong to higher dimensions than the simple one here. <text:s/>Still, even with the nothingness of the dimension we have here we can still answer SOME questions as opposed to not being able to answer anything here. <text:s/>I don't know about you but I find this fascinating!</text:p>
      <text:p text:style-name="Standard"/>
      <text:p text:style-name="Standard"><text:soft-page-break/>Regarding the question "Is Zero Null?", <text:s/>I would say the answer is "No, it isn't for our purposes". <text:s/>Most people you know would probaly answer that question with "What kind of question is that?" <text:s/>Let's just take my answer for a while, and a little patience, we may see where it gets us.</text:p>
      <text:p text:style-name="Standard"/>
      <text:p text:style-name="Standard">I'm not going to take that question any further here because a) nobody knows the answer to that one, and b) sometimes it's useful to answer "Zero IS Null", and sometimes it's useful answer "Zero IS NOT Null". <text:s/>Believe it or not, some people's answer to that question is "Null"!</text:p>
      <text:p text:style-name="Standard"/>
      <text:p text:style-name="Standard">We're all familiar with the alternative answer "I don't know!", or the turn around question "Why do you ask?" <text:s/>So, let's just leave it there for now except to point out that no matter which side of the true/false/other fence you're naturally inclined to fall with questions of that nature, there's many useful things you can do with each side of the fence(s). <text:s/>The important thing, in my humble opinion, is to keep your options open and take whichever side is useful for the purposes you have.</text:p>
      <text:p text:style-name="Standard"/>
      <text:p text:style-name="Standard">In regards to these simple questions, we've already introduced two new things... <text:s/>Yes (true), and No (false). <text:s/>So, since we've introduced them here, we might as well throw them into this nothingness dimension of Zero as well.</text:p>
      <text:p text:style-name="Standard"/>
      <text:p text:style-name="Standard">But "Truth". <text:s/>What a concept!</text:p>
      <text:p text:style-name="Standard"/>
      <text:p text:style-name="Standard">This is probably the best place to point out that philosophers and mathematicians through the ages have been fighting over whether Truth and Falseness are exclusive and or if they are one thing or another. <text:s/>They love to point out a "false dichotomy", which is a verbose way of saying it's "the wrong question or answer". <text:s/>This seems to be because philosophers, like mathematicians, researchers, and computer scientists, tend to fall into the "we love big words" camp.</text:p>
      <text:p text:style-name="Standard"/>
      <text:p text:style-name="Standard">I'm not sure what motivates the frustrating overuse of words, but what can we do about it?</text:p>
      <text:p text:style-name="Standard"/>
      <text:p text:style-name="Standard">Well, we can try to focus on what they mean instead of how they express it. <text:s/>That may get you somewhere. <text:s/>Frustration won't. <text:s/>Or, you can try to do what I do and "just get used to it". <text:s/>That's about all you <text:span text:style-name="T1">can</text:span> do. <text:s/>Just remember, the words may seem hard sometimes, but the ideas are quite simple <text:span text:style-name="T1">when expressed simply</text:span>.</text:p>
      <text:p text:style-name="Standard"/>
      <text:p text:style-name="Standard">So, at the end of this first small chapter, starting with "nothing" we now have something and, indeed, some things:</text:p>
      <text:p text:style-name="Standard"/>
      <text:list xml:id="list23677826" text:style-name="L1">
        <text:list-item>
          <text:p text:style-name="P2">The four vague concepts Zero, Infinity, Null, and NaN</text:p>
        </text:list-item>
        <text:list-item>
          <text:p text:style-name="P2">The notion of Identity</text:p>
        </text:list-item>
        <text:list-item>
          <text:p text:style-name="P2">The action of comparing Identities, or "Is this that?"</text:p>
        </text:list-item>
        <text:list-item>
          <text:p text:style-name="P2">The answers Yes and No, or True and False, and "I dunno!"</text:p>
        </text:list-item>
      </text:list>
      <text:p text:style-name="Standard"/>
      <text:p text:style-name="Standard">So, let's get on with more physically imaginable dimensions of "space".</text:p>
      <text:p text:style-name="Standard"/>
      <text:p text:style-name="Standard">These dimensions I'm talking about don't really exist. <text:s/>But I find it extremelly handy to imagine the dimensions as if they were the ones we live in and see in the "real world", not some imaginary world.</text:p>
      <text:p text:style-name="Standard"/>
      <text:p text:style-name="Standard">Nobody's ever "seen" any of these dimensions (including our lovely third dimension). <text:s/>Just like nobody's seen an infinitely small point, an infinitely thin line, a infinitely thin and flat plane, or even a perfect sphere.</text:p>
      <text:p text:style-name="Standard"/>
      <text:p text:style-name="Standard">Those things don't "really exist" either.</text:p>
      <text:p text:style-name="Standard"><text:soft-page-break/></text:p>
      <text:p text:style-name="Standard">But still, they're exceedingly useful concepts when dealing with the "real world" where things come and hit us in the face, stub our toes, make us hungry, or cause us to fall in Love.</text:p>
      <text:p text:style-name="Standard"/>
      <text:p text:style-name="Standard">So, with that said, let's move on to the remaining "physical" dimen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24M4S</meta:editing-duration>
    <meta:editing-cycles>4</meta:editing-cycles>
    <meta:generator>OpenOffice.org/3.3$Win32 OpenOffice.org_project/330m20$Build-9567</meta:generator>
    <dc:date>2011-06-25T03:55:52.12</dc:date>
    <dc:creator>Bruce Ferris</dc:creator>
    <meta:document-statistic meta:table-count="0" meta:image-count="0" meta:object-count="0" meta:page-count="3" meta:paragraph-count="34" meta:word-count="1085" meta:character-count="6139"/>
    <meta:user-defined meta:name="Info 1"/>
    <meta:user-defined meta:name="Info 2"/>
    <meta:user-defined meta:name="Info 3"/>
    <meta:user-defined meta:name="Info 4"/>
  </office:meta>
</office:document-meta>
</file>